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5.8986in"/>
    </style:style>
    <style:style style:name="Table1" style:family="table" style:master-page-name="MP0">
      <style:table-properties style:width="5.8986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style:font-name="Consolas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Consolas" fo:font-weight="bold" style:font-weight-asian="bold" fo:font-size="14pt" style:font-size-asian="14p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Fuentedepárrafopredeter." style:family="text">
      <style:text-properties style:font-name="Consolas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Consolas" fo:color="#FF0000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Consolas" fo:color="#7030A0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Consolas" fo:font-size="10.5pt" style:font-size-asian="10.5pt" style:font-size-complex="10.5pt" style:language-asian="es" style:country-asian="E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onsolas" fo:font-weight="bold" style:font-weight-asian="bold" fo:font-size="14pt" style:font-size-asian="14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Fuentedepárrafopredeter." style:family="text">
      <style:text-properties style:font-name="Consolas" style:font-weight-complex="bold" fo:color="#002060" fo:font-size="10.5pt" style:font-size-asian="10.5pt" style:font-size-complex="10.5pt"/>
    </style:style>
    <style:style style:name="T24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41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onsolas" fo:font-weight="bold" style:font-weight-asian="bold" fo:font-size="14pt" style:font-size-asian="14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onsolas" fo:font-weight="bold" style:font-weight-asian="bold" fo:font-size="14pt" style:font-size-asian="14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Fuentedepárrafopredeter." style:family="text">
      <style:text-properties style:font-name="Consolas" style:font-weight-complex="bold" fo:color="#002060" fo:font-size="10.5pt" style:font-size-asian="10.5pt" style:font-size-complex="10.5pt"/>
    </style:style>
    <style:style style:name="T69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70" style:parent-style-name="Fuentedepárrafopredeter." style:family="text">
      <style:text-properties style:font-name="Consolas" style:font-name-asian="Times New Roman" style:font-name-complex="Times New Roman" style:font-weight-complex="bold" style:letter-kerning="false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Consolas" style:font-name-asian="Times New Roman" style:font-name-complex="Times New Roman" style:font-weight-complex="bold" style:letter-kerning="false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76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81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84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88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onsolas" fo:font-weight="bold" style:font-weight-asian="bold" fo:font-size="14pt" style:font-size-asian="14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Fuentedepárrafopredeter." style:family="text">
      <style:text-properties style:font-name="Consolas" style:font-weight-complex="bold" fo:color="#002060" fo:font-size="10.5pt" style:font-size-asian="10.5pt" style:font-size-complex="10.5pt"/>
    </style:style>
    <style:style style:name="T96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97" style:parent-style-name="Fuentedepárrafopredeter." style:family="text">
      <style:text-properties style:font-name="Consolas" style:font-name-asian="Times New Roman" style:font-name-complex="Times New Roman" style:font-weight-complex="bold" style:letter-kerning="false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105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107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09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117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onsolas" fo:font-weight="bold" style:font-weight-asian="bold" fo:font-size="14pt" style:font-size-asian="14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Fuentedepárrafopredeter." style:family="text">
      <style:text-properties style:font-name="Consolas" style:font-weight-complex="bold" fo:color="#002060" fo:font-size="10.5pt" style:font-size-asian="10.5pt" style:font-size-complex="10.5pt"/>
    </style:style>
    <style:style style:name="T125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129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7030A0" style:letter-kerning="false" fo:font-size="10.5pt" style:font-size-asian="10.5pt" style:font-size-complex="10.5pt" style:language-asian="es" style:country-asian="ES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35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136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140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141" style:parent-style-name="Normal" style:family="paragraph">
      <style:text-properties style:font-name="Consolas" fo:font-size="14pt" style:font-size-asian="14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SQL QUERYs</text:p>
          </table:table-cell>
        </table:table-row>
        <table:table-row table:style-name="TableRow6">
          <table:table-cell table:style-name="TableCell7">
            <text:p text:style-name="P8">GET<text:s/>(Obtener todo)</text:p>
          </table:table-cell>
        </table:table-row>
        <table:table-row table:style-name="TableRow9">
          <table:table-cell table:style-name="TableCell10">
            <text:p text:style-name="P11"><text:span text:style-name="T12">"</text:span><text:span text:style-name="T13">select</text:span><text:span text:style-name="T14"><text:s/>* from<text:s/></text:span><text:span text:style-name="T15">clientes</text:span><text:span text:style-name="T16">"</text:span></text:p>
          </table:table-cell>
        </table:table-row>
        <table:table-row table:style-name="TableRow17">
          <table:table-cell table:style-name="TableCell18">
            <text:p text:style-name="P19">GET (obtener por id)</text:p>
          </table:table-cell>
        </table:table-row>
        <table:table-row table:style-name="TableRow20">
          <table:table-cell table:style-name="TableCell21">
            <text:p text:style-name="P22"><text:span text:style-name="T23">Parámetros</text:span><text:span text:style-name="T24">(clienteId)</text:span></text:p>
          </table:table-cell>
        </table:table-row>
        <table:table-row table:style-name="TableRow25">
          <table:table-cell table:style-name="TableCell26">
            <text:p text:style-name="P27"><text:span text:style-name="T28">'</text:span><text:span text:style-name="T29">select</text:span><text:span text:style-name="T30"><text:s/>* from<text:s/></text:span><text:span text:style-name="T31">clientes<text:s/></text:span><text:span text:style-name="T32">where</text:span><text:span text:style-name="T33"><text:s/></text:span><text:span text:style-name="T34">id</text:span><text:span text:style-name="T35"><text:s/></text:span><text:span text:style-name="T36">=?</text:span><text:span text:style-name="T37">',<text:s/></text:span></text:p>
          </table:table-cell>
        </table:table-row>
        <table:table-row table:style-name="TableRow38">
          <table:table-cell table:style-name="TableCell39">
            <text:p text:style-name="P40"><text:span text:style-name="T41">[clienteId],</text:span></text:p>
          </table:table-cell>
        </table:table-row>
        <table:table-row table:style-name="TableRow42">
          <table:table-cell table:style-name="TableCell43">
            <text:p text:style-name="P44">GET (Por edad “Mayor que”)</text:p>
          </table:table-cell>
        </table:table-row>
        <table:table-row table:style-name="TableRow45">
          <table:table-cell table:style-name="TableCell46">
            <text:p text:style-name="P47"><text:span text:style-name="T48">'</text:span><text:span text:style-name="T49">select</text:span><text:span text:style-name="T50"><text:s/>* from<text:s/></text:span><text:span text:style-name="T51">clientes<text:s/></text:span><text:span text:style-name="T52">where</text:span><text:span text:style-name="T53"><text:s/></text:span><text:span text:style-name="T54">edad</text:span><text:span text:style-name="T55"><text:s/></text:span><text:span text:style-name="T56">&gt;?</text:span><text:span text:style-name="T57">',<text:s/></text:span></text:p>
          </table:table-cell>
        </table:table-row>
        <table:table-row table:style-name="TableRow58">
          <table:table-cell table:style-name="TableCell59">
            <text:p text:style-name="P60"><text:span text:style-name="T61">[edad],</text:span></text:p>
          </table:table-cell>
        </table:table-row>
        <table:table-row table:style-name="TableRow62">
          <table:table-cell table:style-name="TableCell63">
            <text:p text:style-name="P64">POST (Insertar)</text:p>
          </table:table-cell>
        </table:table-row>
        <table:table-row table:style-name="TableRow65">
          <table:table-cell table:style-name="TableCell66">
            <text:p text:style-name="P67"><text:span text:style-name="T68">Parámetros</text:span><text:span text:style-name="T69"><text:s/>({</text:span><text:span text:style-name="T70">nombre, apellidos, direccion, email, edad, genero, cuota, fecha_nacimiento, dni</text:span><text:span text:style-name="T71">}</text:span><text:span text:style-name="T72">)</text:span></text:p>
          </table:table-cell>
        </table:table-row>
        <table:table-row table:style-name="TableRow73">
          <table:table-cell table:style-name="TableCell74">
            <text:p text:style-name="P75"><text:span text:style-name="T76">'</text:span><text:span text:style-name="T77">insert into</text:span><text:span text:style-name="T78"><text:s/></text:span><text:span text:style-name="T79">clientes</text:span><text:span text:style-name="T80"><text:s/></text:span><text:span text:style-name="T81">(nombre, apellidos, direccion, email, edad, genero, cuota, fecha_nacimiento, dni)<text:s/></text:span><text:span text:style-name="T82">values</text:span><text:span text:style-name="T83"><text:s/>(</text:span><text:span text:style-name="T84">?, ?, ?, ?, ?, ?, ?, ?, ?)',<text:s/></text:span></text:p>
          </table:table-cell>
        </table:table-row>
        <table:table-row table:style-name="TableRow85">
          <table:table-cell table:style-name="TableCell86">
            <text:p text:style-name="P87"><text:span text:style-name="T88">[nombre, apellidos, direccion, email, edad, genero, cuota, fecha_nacimiento, dni]</text:span></text:p>
          </table:table-cell>
        </table:table-row>
        <table:table-row table:style-name="TableRow89">
          <table:table-cell table:style-name="TableCell90">
            <text:p text:style-name="P91">UPDATE (Actualizar o editar)</text:p>
          </table:table-cell>
        </table:table-row>
        <table:table-row table:style-name="TableRow92">
          <table:table-cell table:style-name="TableCell93">
            <text:p text:style-name="P94"><text:span text:style-name="T95">Parámetros</text:span><text:span text:style-name="T96"><text:s/>(clienteId, {nombre</text:span><text:span text:style-name="T97">, apellidos, direccion, email, edad, genero, cuota, fecha_nacimiento, dni</text:span><text:span text:style-name="T98">})</text:span></text:p>
          </table:table-cell>
        </table:table-row>
        <table:table-row table:style-name="TableRow99">
          <table:table-cell table:style-name="TableCell100">
            <text:p text:style-name="P101"><text:span text:style-name="T102">'update<text:s/></text:span><text:span text:style-name="T103">clientes<text:s/></text:span><text:span text:style-name="T104">set</text:span><text:span text:style-name="T105"><text:s/></text:span><text:span text:style-name="T106">nombre<text:s/></text:span><text:span text:style-name="T107">= ?, apellidos = ?, direccion = ?, email = ?, edad = ?, genero = ?, cuota = ?, fecha_nacimiento = ?, dni<text:s/></text:span><text:span text:style-name="T108">=?</text:span><text:span text:style-name="T109"><text:s/></text:span><text:span text:style-name="T110">where</text:span><text:span text:style-name="T111"><text:s/>id<text:s/></text:span><text:span text:style-name="T112">=?</text:span><text:span text:style-name="T113">',<text:s/></text:span></text:p>
          </table:table-cell>
        </table:table-row>
        <table:table-row table:style-name="TableRow114">
          <table:table-cell table:style-name="TableCell115">
            <text:p text:style-name="P116"><text:span text:style-name="T117">[nombre, apellidos, direccion, email, edad, genero, cuota, fecha_nacimiento, dni, clienteId],</text:span></text:p>
          </table:table-cell>
        </table:table-row>
        <table:table-row table:style-name="TableRow118">
          <table:table-cell table:style-name="TableCell119">
            <text:p text:style-name="P120">DELETE (Eliminar)</text:p>
          </table:table-cell>
        </table:table-row>
        <table:table-row table:style-name="TableRow121">
          <table:table-cell table:style-name="TableCell122">
            <text:p text:style-name="P123"><text:span text:style-name="T124">Parámetros</text:span><text:span text:style-name="T125">(clientId)</text:span></text:p>
          </table:table-cell>
        </table:table-row>
        <table:table-row table:style-name="TableRow126">
          <table:table-cell table:style-name="TableCell127">
            <text:p text:style-name="P128"><text:span text:style-name="T129">'</text:span><text:span text:style-name="T130">delete</text:span><text:span text:style-name="T131"><text:s/>from<text:s/></text:span><text:span text:style-name="T132">clientes<text:s/></text:span><text:span text:style-name="T133">where</text:span><text:span text:style-name="T134"><text:s/>id<text:s/></text:span><text:span text:style-name="T135">=?</text:span><text:span text:style-name="T136">',<text:s/></text:span></text:p>
          </table:table-cell>
        </table:table-row>
        <table:table-row table:style-name="TableRow137">
          <table:table-cell table:style-name="TableCell138">
            <text:p text:style-name="P139"><text:span text:style-name="T140">[clienteId],</text:span>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fonso FX</meta:initial-creator>
    <dc:creator>Alfonso FX</dc:creator>
    <meta:creation-date>2023-04-27T11:13:00Z</meta:creation-date>
    <dc:date>2023-04-27T11:25:00Z</dc:date>
    <meta:template xlink:href="Normal" xlink:type="simple"/>
    <meta:editing-cycles>6</meta:editing-cycles>
    <meta:editing-duration>PT780S</meta:editing-duration>
    <meta:document-statistic meta:page-count="1" meta:paragraph-count="2" meta:word-count="162" meta:character-count="1051" meta:row-count="7" meta:non-whitespace-character-count="891"/>
  </office:meta>
</office:document-meta>
</file>